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1465in"/>
    </style:style>
    <style:style style:name="co2" style:family="table-column">
      <style:table-column-properties fo:break-before="auto" style:column-width="3.6165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2 distanceAlgorithm PROBABILITY APLENGTH 7 Algorithms 1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h,n,9,y,7,11,ad,3,af,ag,ai,al,am,an,10,1,2,6,</text:p>
          </table:table-cell>
          <table:table-cell office:value-type="string">
            <text:p>h,3,af,al,10,1,</text:p>
          </table:table-cell>
          <table:table-cell office:value-type="string">
            <text:p>h,3,af,al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7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14.2857142857143">
            <text:p>14.2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h,n,9,y,7,11,ad,3,af,ag,al,am,an,10,1,2,6,</text:p>
          </table:table-cell>
          <table:table-cell office:value-type="string">
            <text:p>a,h,3,af,al,10,1,</text:p>
          </table:table-cell>
          <table:table-cell office:value-type="string">
            <text:p>a,h,3,af,al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l,n,y,7,11,ad,3,af,ag,ah,aj,al,am,an,10,1,2,4,6,</text:p>
          </table:table-cell>
          <table:table-cell office:value-type="string">
            <text:p>3,af,al,10,1,</text:p>
          </table:table-cell>
          <table:table-cell office:value-type="string">
            <text:p>3,af,al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h,n,9,y,7,11,ad,3,af,ag,ai,aj,al,am,an,10,1,2,6,</text:p>
          </table:table-cell>
          <table:table-cell office:value-type="string">
            <text:p>h,3,af,al,10,1,</text:p>
          </table:table-cell>
          <table:table-cell office:value-type="string">
            <text:p>h,3,af,al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h,l,n,9,y,7,11,ad,3,af,ag,ah,aj,al,am,an,10,1,2,4,6,</text:p>
          </table:table-cell>
          <table:table-cell office:value-type="string">
            <text:p>h,3,af,al,10,1,</text:p>
          </table:table-cell>
          <table:table-cell office:value-type="string">
            <text:p>h,3,af,al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h,l,n,y,7,11,ad,3,af,ag,ah,ai,aj,al,am,an,10,1,2,6,</text:p>
          </table:table-cell>
          <table:table-cell office:value-type="string">
            <text:p>h,3,af,al,10,1,</text:p>
          </table:table-cell>
          <table:table-cell office:value-type="string">
            <text:p>h,3,af,al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h,l,n,9,y,7,11,ad,3,af,ag,ah,ai,aj,al,am,an,10,1,2,6,</text:p>
          </table:table-cell>
          <table:table-cell office:value-type="string">
            <text:p>h,3,af,al,10,1,</text:p>
          </table:table-cell>
          <table:table-cell office:value-type="string">
            <text:p>h,3,af,al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h,n,9,y,7,11,ad,3,af,ag,ai,aj,al,am,an,10,1,2,6,</text:p>
          </table:table-cell>
          <table:table-cell office:value-type="string">
            <text:p>h,3,af,al,10,1,</text:p>
          </table:table-cell>
          <table:table-cell office:value-type="string">
            <text:p>h,3,af,al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h,n,9,y,7,11,ad,3,af,ag,ai,al,am,an,10,1,2,6,</text:p>
          </table:table-cell>
          <table:table-cell office:value-type="string">
            <text:p>h,3,af,al,10,1,</text:p>
          </table:table-cell>
          <table:table-cell office:value-type="string">
            <text:p>h,3,af,al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d,h,n,9,y,7,11,ad,3,af,ag,al,am,an,10,1,2,6,</text:p>
          </table:table-cell>
          <table:table-cell office:value-type="string">
            <text:p>h,3,af,al,10,1,</text:p>
          </table:table-cell>
          <table:table-cell office:value-type="string">
            <text:p>h,3,af,al,10,1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2 distanceAlgorithm PROBABILITY APLENGTH 7 Algorithms 1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h,l,n,y,7,11,ad,3,af,ag,ah,ai,aj,al,am,an,1,2,6,</text:p>
          </table:table-cell>
          <table:table-cell office:value-type="string">
            <text:p>c,d,l,n,ad,3,af,ah,al,1,6,</text:p>
          </table:table-cell>
          <table:table-cell office:value-type="string">
            <text:p>c,d,l,n,ad,3,af,ah,al,1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h,l,n,y,7,11,ad,3,af,ag,ah,ai,aj,al,am,an,1,2,6,</text:p>
          </table:table-cell>
          <table:table-cell office:value-type="string">
            <text:p>c,d,l,n,ad,3,af,ah,al,1,6,</text:p>
          </table:table-cell>
          <table:table-cell office:value-type="string">
            <text:p>c,d,l,n,ad,3,af,ah,al,1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h,l,n,y,7,11,ad,3,af,ag,ah,ai,aj,al,am,an,1,2,6,</text:p>
          </table:table-cell>
          <table:table-cell office:value-type="string">
            <text:p>c,d,l,n,ad,3,af,ah,al,1,6,</text:p>
          </table:table-cell>
          <table:table-cell office:value-type="string">
            <text:p>c,d,l,n,ad,3,af,ah,al,1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h,l,n,y,7,11,ad,3,af,ag,ah,ai,aj,al,am,an,1,2,6,</text:p>
          </table:table-cell>
          <table:table-cell office:value-type="string">
            <text:p>c,d,l,n,ad,3,af,ah,al,1,6,</text:p>
          </table:table-cell>
          <table:table-cell office:value-type="string">
            <text:p>c,d,l,n,ad,3,af,ah,al,1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h,l,n,y,7,11,ad,3,af,ag,ah,ai,aj,al,am,an,1,2,6,</text:p>
          </table:table-cell>
          <table:table-cell office:value-type="string">
            <text:p>c,d,l,n,ad,3,af,ah,al,1,6,</text:p>
          </table:table-cell>
          <table:table-cell office:value-type="string">
            <text:p>c,d,l,n,ad,3,af,ah,al,1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h,l,n,y,7,11,ad,3,af,ag,ah,ai,aj,al,am,an,1,2,6,</text:p>
          </table:table-cell>
          <table:table-cell office:value-type="string">
            <text:p>c,d,l,n,ad,3,af,ah,al,1,6,</text:p>
          </table:table-cell>
          <table:table-cell office:value-type="string">
            <text:p>c,d,l,n,ad,3,af,ah,al,1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h,l,n,y,7,11,ad,3,af,ag,ah,ai,aj,al,am,an,1,2,6,</text:p>
          </table:table-cell>
          <table:table-cell office:value-type="string">
            <text:p>c,d,l,n,ad,3,af,ah,al,1,6,</text:p>
          </table:table-cell>
          <table:table-cell office:value-type="string">
            <text:p>c,d,l,n,ad,3,af,ah,al,1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h,l,n,y,7,11,ad,3,af,ag,ah,ai,aj,al,am,an,1,2,6,</text:p>
          </table:table-cell>
          <table:table-cell office:value-type="string">
            <text:p>c,d,l,n,ad,3,af,ah,al,1,6,</text:p>
          </table:table-cell>
          <table:table-cell office:value-type="string">
            <text:p>c,d,l,n,ad,3,af,ah,al,1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h,l,n,y,7,11,ad,3,af,ag,ah,ai,aj,al,am,an,1,2,6,</text:p>
          </table:table-cell>
          <table:table-cell office:value-type="string">
            <text:p>c,d,l,n,ad,3,af,ah,al,1,6,</text:p>
          </table:table-cell>
          <table:table-cell office:value-type="string">
            <text:p>c,d,l,n,ad,3,af,ah,al,1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h,l,n,y,7,11,ad,3,af,ag,ah,ai,aj,al,am,an,1,2,6,</text:p>
          </table:table-cell>
          <table:table-cell office:value-type="string">
            <text:p>c,d,l,n,ad,3,af,ah,al,1,6,</text:p>
          </table:table-cell>
          <table:table-cell office:value-type="string">
            <text:p>c,d,l,n,ad,3,af,ah,al,1,6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3:00:45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